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fo:font-style="normal" style:font-style-asian="normal" style:font-style-complex="normal"/>
    </style:style>
    <style:style style:name="P10" style:family="paragraph" style:parent-style-name="Text_20_body" style:list-style-name="L6"/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 style:list-style-name="L7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Zonales SVN</text:h>
      <text:p text:style-name="P1"><text:span text:style-name="T8"/></text:p>
      <text:p text:style-name="P1"><text:span text:style-name="T8">Organización </text:span><text:span text:style-name="T3">trunk</text:span></text:p>
      <text:p text:style-name="P1"><text:span text:style-name="T4"/></text:p>
      <text:list xml:id="list1202893605" text:style-name="L1">
        <text:list-item>
          <text:p text:style-name="P2"><text:span text:style-name="T5">components</text:span><text:span text:style-name="T4">: componentes Joomla, tanto su apartado </text:span><text:span text:style-name="T1">frontend</text:span><text:span text:style-name="T4"> como </text:span><text:span text:style-name="T1">backend</text:span><text:span text:style-name="T4">.</text:span></text:p>
        </text:list-item>
        <text:list-item>
          <text:p text:style-name="P2"><text:span text:style-name="T5">images</text:span><text:span text:style-name="T4">: imágenes varias utilizadas por componentes, módulos y plugins.</text:span></text:p>
        </text:list-item>
        <text:list-item>
          <text:p text:style-name="P2"><text:span text:style-name="T5">language</text:span><text:span text:style-name="T4">: archivos i18n utilizados por componentes, módulos y plugins.</text:span></text:p>
        </text:list-item>
        <text:list-item>
          <text:p text:style-name="P2"><text:span text:style-name="T5">libraries</text:span><text:span text:style-name="T4">: librerías utilizadas por las extensiones.</text:span></text:p>
        </text:list-item>
        <text:list-item>
          <text:p text:style-name="P2"><text:span text:style-name="T5">modules</text:span><text:span text:style-name="T4">: módulos desarrollados.</text:span></text:p>
        </text:list-item>
        <text:list-item>
          <text:p text:style-name="P2"><text:span text:style-name="T5">plugins</text:span><text:span text:style-name="T4">: plugins desarrollados.</text:span></text:p>
        </text:list-item>
        <text:list-item>
          <text:p text:style-name="P2"><text:span text:style-name="T5">solr</text:span><text:span text:style-name="T4">: archivos de configuración para Apache Solr (del servidor, esquema, </text:span><text:span text:style-name="T1">dataimport</text:span><text:span text:style-name="T4">, etc).</text:span></text:p>
        </text:list-item>
        <text:list-item>
          <text:p text:style-name="P2"><text:span text:style-name="T5">templates</text:span><text:span text:style-name="T4">: template Joomla para Zonales.</text:span></text:p>
        </text:list-item>
        <text:list-item>
          <text:p text:style-name="P2"><text:span text:style-name="T5">test</text:span><text:span text:style-name="T4">: archivos para ejecución de tests sobre las extensiones desarrolladas.</text:span></text:p>
        </text:list-item>
        <text:list-item>
          <text:p text:style-name="P2"><text:span text:style-name="T5">testing</text:span><text:span text:style-name="T4">: </text:span><text:span text:style-name="T1">scripts</text:span><text:span text:style-name="T4"> y archivos de datos utilizados en las pruebas de Apache Solr.</text:span></text:p>
        </text:list-item>
      </text:list>
      <text:p text:style-name="P1"><text:span text:style-name="T4"/></text:p>
      <text:p text:style-name="P7"><text:span text:style-name="T4">Organización de </text:span><text:span text:style-name="T1">components</text:span></text:p>
      <text:p text:style-name="P7"><text:span text:style-name="T1"/></text:p>
      <text:list xml:id="list302994112" text:style-name="L2">
        <text:list-item>
          <text:p text:style-name="P3"><text:span text:style-name="T4">Cada componente debe de estar contenido en un directorio de nombre </text:span><text:span text:style-name="T1">com_component</text:span><text:span text:style-name="T4">, conteniendo tanto la funcionalidad de </text:span><text:span text:style-name="T1">frontend</text:span><text:span text:style-name="T4"> como de </text:span><text:span text:style-name="T1">backend</text:span><text:span text:style-name="T4">.</text:span></text:p>
        </text:list-item>
        <text:list-item>
          <text:p text:style-name="P3"><text:span text:style-name="T4">Aunque no se respetó a rajatabla, como convención los archivos que conforman el </text:span><text:span text:style-name="T1">backend</text:span><text:span text:style-name="T4"> del componente se deben almacenar en un subdirectorio </text:span><text:span text:style-name="T1">admin</text:span><text:span text:style-name="T4"> o </text:span><text:span text:style-name="T1">administrator</text:span><text:span text:style-name="T4">. El nombre en sí no es importante y puede ser modificado (Ver la sección </text:span><text:span text:style-name="T1">generación de instaladores para extensiones</text:span><text:span text:style-name="T4"> para ver por qué).</text:span></text:p>
        </text:list-item>
        <text:list-item>
          <text:p text:style-name="P3"><text:span text:style-name="T4">Los archivos correspondientes al </text:span><text:span text:style-name="T1">frontend</text:span><text:span text:style-name="T4"> pueden estar directamente sobre el archivo </text:span><text:span text:style-name="T1">com_component</text:span><text:span text:style-name="T4"> o en un subdirectorio aparte.</text:span></text:p>
        </text:list-item>
      </text:list>
      <text:p text:style-name="P1"><text:span text:style-name="T4"/></text:p>
      <text:p text:style-name="P7"><text:span text:style-name="T4">Organización de </text:span><text:span text:style-name="T1">language</text:span></text:p>
      <text:p text:style-name="P7"><text:span text:style-name="T1"/></text:p>
      <text:list xml:id="list374510908" text:style-name="L3">
        <text:list-item>
          <text:p text:style-name="P4"><text:span text:style-name="T4">El archivo i18n debe guardarse, según corresponda a la ubicación final de la extensión en Joomla, en el directorio </text:span><text:span text:style-name="T1">frontend</text:span><text:span text:style-name="T4"> o </text:span><text:span text:style-name="T1">backend</text:span><text:span text:style-name="T4">.</text:span></text:p>
        </text:list-item>
        <text:list-item>
          <text:p text:style-name="P4"><text:span text:style-name="T4">A su vez, tanto dentro de </text:span><text:span text:style-name="T1">frontend</text:span><text:span text:style-name="T4"> como </text:span><text:span text:style-name="T1">backend</text:span><text:span text:style-name="T4">, existe un directorio con el código del lenguaje como nombre</text:span><text:span text:style-name="T1">, </text:span><text:span text:style-name="T4">por ejemplo </text:span><text:span text:style-name="T1">es-ES</text:span><text:span text:style-name="T4">. Dentro se guardarán los archivos i18n.</text:span></text:p>
        </text:list-item>
        <text:list-item>
          <text:p text:style-name="P4"><text:span text:style-name="T4">La convención de nombres para los archivos i18n es: </text:span><text:span text:style-name="T1">codigo.nombre_extension.ini</text:span><text:span text:style-name="T4">. Por ejemplo: </text:span><text:span text:style-name="T1">es-ES.com_component.ini</text:span><text:span text:style-name="T4">. Los archivos deben utilizar la codificación UTF-8.</text:span></text:p>
        </text:list-item>
      </text:list>
      <text:list xml:id="list78525627" text:continue-list="list302994112" text:style-name="L2">
        <text:list-item>
          <text:p text:style-name="P8"><text:span text:style-name="T4">Ver la sección </text:span><text:span text:style-name="T1">generación de instaladores para extensiones</text:span><text:span text:style-name="T4">.</text:span></text:p>
        </text:list-item>
      </text:list>
      <text:p text:style-name="P1"><text:span text:style-name="T4"/></text:p>
      <text:p text:style-name="P7"><text:span text:style-name="T4">Organización de </text:span><text:span text:style-name="T1">modules</text:span></text:p>
      <text:p text:style-name="P7"><text:span text:style-name="T1"/></text:p>
      <text:list xml:id="list2158563408" text:style-name="L4">
        <text:list-item>
          <text:p text:style-name="P5"><text:span text:style-name="T4">Cada módulo debe ser almacenado en un directorio de nombre</text:span><text:span text:style-name="T1"> mod_nombremodulo.</text:span></text:p>
        </text:list-item>
      </text:list>
      <text:list xml:id="list1585949545" text:continue-list="list78525627" text:style-name="L2">
        <text:list-item>
          <text:p text:style-name="P9"><text:span text:style-name="T11">Ver la sección </text:span><text:span text:style-name="T1">generación de instaladores para extensiones.</text:span></text:p>
        </text:list-item>
      </text:list>
      <text:p text:style-name="P1"><text:span text:style-name="T4"/></text:p>
      <text:p text:style-name="P7"><text:span text:style-name="T4">Organización de </text:span><text:span text:style-name="T1">plugins</text:span></text:p>
      <text:p text:style-name="P7"><text:span text:style-name="T1"/></text:p>
      <text:list xml:id="list1157737860" text:style-name="L5">
        <text:list-item>
          <text:p text:style-name="P6"><text:span text:style-name="T4">Cada</text:span><text:span text:style-name="T1"> plugin </text:span><text:span text:style-name="T4">debe estar dentro de un directorio. No se ha especificado por una convención de nombres para este directorio.</text:span></text:p>
        </text:list-item>
      </text:list>
      <text:list xml:id="list1206120934" text:continue-list="list1585949545" text:style-name="L2">
        <text:list-item>
          <text:p text:style-name="P8"><text:span text:style-name="T4">Ver la sección </text:span><text:span text:style-name="T1">generación de instaladores para extensiones</text:span><text:span text:style-name="T4">.</text:span></text:p>
        </text:list-item>
      </text:list>
      <text:p text:style-name="P1"><text:span text:style-name="T4"/></text:p>
      <text:p text:style-name="P1"><text:span text:style-name="T4">El resto de los directorios no tiene definido una convención para su estructura, quedando por el momento a criterio del </text:span><text:span text:style-name="T1">team</text:span><text:span text:style-name="T4">.</text:span></text:p>
      <text:h text:style-name="Heading_20_1" text:outline-level="1"><text:soft-page-break/><text:span text:style-name="T4">Generación de los Instaladores de Extensiones</text:span></text:h>
      <text:p text:style-name="Text_20_body"><text:span text:style-name="T4">Las extensiones para Joomla, ya sean componentes, modulos o plugins, son distribuidos en lo que se conoce como un </text:span><text:span text:style-name="T1">paquete</text:span><text:span text:style-name="T4">. Este no es más que un archivo zip, que cuenta con un descriptor XML que informa a Joomla acerca de la estructura del mismo, el tipo de extensión que es y que operaciones deben de realizar para su instalación.</text:span></text:p>
      <text:p text:style-name="Text_20_body"><text:span text:style-name="T4">Estos paquetes son generados mediante un </text:span><text:span text:style-name="T1">script</text:span><text:span text:style-name="T4"> Ant (</text:span><text:span text:style-name="T5">build.xml</text:span><text:span text:style-name="T4">). El mismo cuenta con varios </text:span><text:span text:style-name="T1">targets</text:span><text:span text:style-name="T4"> que generan cada uno de las extensiones.</text:span></text:p>
      <text:p text:style-name="Text_20_body"><text:span text:style-name="T4">En lineas generales, la generación, independiente del tipo de extensión que se trate sigue los siguientes pasos:</text:span></text:p>
      <text:list xml:id="list61127498" text:style-name="L6">
        <text:list-item>
          <text:p text:style-name="P10"><text:span text:style-name="T4">Especificar el directorio con los archivos fuente para la extensión.</text:span></text:p>
        </text:list-item>
        <text:list-item>
          <text:p text:style-name="P10"><text:span text:style-name="T4">Especificar en un archivo de configuración externo el nombre del componente.</text:span></text:p>
        </text:list-item>
        <text:list-item>
          <text:p text:style-name="P10"><text:span text:style-name="T4">Identificar el archivo i18n necesario en el directorio </text:span><text:span text:style-name="T1">language</text:span><text:span text:style-name="T4">.</text:span></text:p>
        </text:list-item>
        <text:list-item>
          <text:p text:style-name="P10"><text:span text:style-name="T4">Identificar otros recursos (librerías, imágenes, etc).</text:span></text:p>
        </text:list-item>
        <text:list-item>
          <text:p text:style-name="P10"><text:span text:style-name="T4">Generar el zip.</text:span></text:p>
        </text:list-item>
      </text:list>
      <text:p text:style-name="Text_20_body"><text:span text:style-name="T4">El descriptor XML especifica, aparte de información administrativa de la extensión (autor, versión, licencia, etc), el path relativo dentro del zip de cada archivo necesario, especificando si es parte del </text:span><text:span text:style-name="T1">frontend</text:span><text:span text:style-name="T4"> o del </text:span><text:span text:style-name="T1">backend</text:span><text:span text:style-name="T4"> del mismo. Por esta razón se puede seguir cualquier organización dentro del directorio que contenga los fuentes de la extensión, simpre y cuando esta se vea reflejada en el descriptor.</text:span></text:p>
      <text:p text:style-name="P11"><text:span text:style-name="T4"/></text:p>
      <text:p text:style-name="P11"><text:span text:style-name="T4">Build.xml</text:span></text:p>
      <text:p text:style-name="P12"><text:span text:style-name="T4">El </text:span><text:span text:style-name="T1">script</text:span><text:span text:style-name="T4"> build.xml contiene las siguientes instrucciones:</text:span></text:p>
      <text:list xml:id="list1414140267" text:style-name="L7">
        <text:list-item>
          <text:p text:style-name="P13"><text:span text:style-name="T6">Se define un conjunto de </text:span><text:span text:style-name="T2">properties</text:span><text:span text:style-name="T6">, que especifican, de manera relativa a la ubicación del </text:span><text:span text:style-name="T2">build.xml</text:span><text:span text:style-name="T6">, los </text:span><text:span text:style-name="T2">paths</text:span><text:span text:style-name="T6"> en donde se encuentran los archivos para los módulos, plugins, librerías, etc. A su vez, lee el archivo </text:span><text:span text:style-name="T2">build.properties</text:span><text:span text:style-name="T6"> del cual extrae los nombres de las extensiones.</text:span></text:p>
        </text:list-item>
        <text:list-item>
          <text:p text:style-name="P13"><text:span text:style-name="T6">Luego se definen una serie de </text:span><text:span text:style-name="T2">filesets</text:span><text:span text:style-name="T6">, que haciendo uso de los </text:span><text:span text:style-name="T2">paths</text:span><text:span text:style-name="T6"> previos, especifica el conjunto de archivos a tener en cuenta por cada extensión.</text:span></text:p>
        </text:list-item>
        <text:list-item>
          <text:p text:style-name="P13"><text:span text:style-name="T6">Los </text:span><text:span text:style-name="T2">targets</text:span><text:span text:style-name="T6"> de copia (aquellos con nombre </text:span><text:span text:style-name="T2">inst_nombre_extensión</text:span><text:span text:style-name="T6">) no son actualmente utilizados.</text:span></text:p>
        </text:list-item>
        <text:list-item>
          <text:p text:style-name="P13"><text:span text:style-name="T6">Finalmente se encuentran los </text:span><text:span text:style-name="T2">targets</text:span><text:span text:style-name="T6"> de archivo de distribución. Estos contienen el comando que genera el archivo zip en base del </text:span><text:span text:style-name="T2">fileset</text:span><text:span text:style-name="T6"> especifica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isco E. Paez</meta:initial-creator>
    <meta:creation-date>2010-05-13T15:46:57</meta:creation-date>
    <dc:date>2010-05-13T16:37:34</dc:date>
    <dc:creator>Francisco E. Paez</dc:creator>
    <meta:editing-duration>PT00H18M45S</meta:editing-duration>
    <meta:editing-cycles>14</meta:editing-cycles>
    <meta:generator>OpenOffice.org/3.1$Unix OpenOffice.org_project/310m19$Build-9420</meta:generator>
    <meta:document-statistic meta:table-count="0" meta:image-count="0" meta:object-count="0" meta:page-count="2" meta:paragraph-count="44" meta:word-count="678" meta:character-count="4367"/>
  </office:meta>
</office:document-meta>
</file>